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5032" calcext:value-type="float">
            <text:p>57.02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22-09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21-08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1816" calcext:value-type="float">
            <text:p>57.20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21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21-07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2296" calcext:value-type="float">
            <text:p>57.23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21-06-0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1816" calcext:value-type="float">
            <text:p>57.20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20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20-07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1168" calcext:value-type="float">
            <text:p>57.35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2504" calcext:value-type="float">
            <text:p>57.3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20-06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20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581014830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46" meta:object-count="0"/>
    <meta:user-defined meta:name="AppVersion">3.0</meta:user-defined>
  </office:meta>
</office:document-meta>
</file>